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fc527" officeooo:paragraph-rsid="000fc527"/>
    </style:style>
    <style:style style:name="P2" style:family="paragraph" style:parent-style-name="Standard">
      <style:text-properties style:text-underline-style="solid" style:text-underline-width="auto" style:text-underline-color="font-color" officeooo:rsid="0018c181" officeooo:paragraph-rsid="0018c181"/>
    </style:style>
    <style:style style:name="P3" style:family="paragraph" style:parent-style-name="Standard">
      <style:text-properties style:text-underline-style="solid" style:text-underline-width="auto" style:text-underline-color="font-color" officeooo:rsid="001a188a" officeooo:paragraph-rsid="001a188a"/>
    </style:style>
    <style:style style:name="P4" style:family="paragraph" style:parent-style-name="Standard">
      <style:text-properties style:text-underline-style="solid" style:text-underline-width="auto" style:text-underline-color="font-color" officeooo:rsid="001a4bc7" officeooo:paragraph-rsid="001a4bc7"/>
    </style:style>
    <style:style style:name="P5" style:family="paragraph" style:parent-style-name="Standard">
      <style:text-properties style:text-underline-style="none" officeooo:rsid="000fc527" officeooo:paragraph-rsid="000fc527"/>
    </style:style>
    <style:style style:name="P6" style:family="paragraph" style:parent-style-name="Standard">
      <style:text-properties style:text-underline-style="none" officeooo:rsid="0011bfae" officeooo:paragraph-rsid="0011bfae"/>
    </style:style>
    <style:style style:name="P7" style:family="paragraph" style:parent-style-name="Standard">
      <style:text-properties style:text-underline-style="none" officeooo:rsid="0011e608" officeooo:paragraph-rsid="0011e608"/>
    </style:style>
    <style:style style:name="P8" style:family="paragraph" style:parent-style-name="Standard">
      <style:text-properties style:text-underline-style="none" officeooo:rsid="0011e608" officeooo:paragraph-rsid="0013dae1"/>
    </style:style>
    <style:style style:name="P9" style:family="paragraph" style:parent-style-name="Standard">
      <style:text-properties style:text-underline-style="none" officeooo:rsid="0013dae1" officeooo:paragraph-rsid="0013dae1"/>
    </style:style>
    <style:style style:name="P10" style:family="paragraph" style:parent-style-name="Standard">
      <style:text-properties style:text-underline-style="none" officeooo:rsid="0015ac78" officeooo:paragraph-rsid="0015ac78"/>
    </style:style>
    <style:style style:name="P11" style:family="paragraph" style:parent-style-name="Standard">
      <style:text-properties style:text-underline-style="none" officeooo:rsid="00177f87" officeooo:paragraph-rsid="00177f87"/>
    </style:style>
    <style:style style:name="P12" style:family="paragraph" style:parent-style-name="Standard">
      <style:text-properties style:text-underline-style="none" officeooo:rsid="0018c181" officeooo:paragraph-rsid="0018c181"/>
    </style:style>
    <style:style style:name="P13" style:family="paragraph" style:parent-style-name="Standard">
      <style:text-properties style:text-underline-style="none" officeooo:rsid="0018c181" officeooo:paragraph-rsid="001a188a"/>
    </style:style>
    <style:style style:name="P14" style:family="paragraph" style:parent-style-name="Standard">
      <style:text-properties style:text-underline-style="none" officeooo:rsid="0018c181" officeooo:paragraph-rsid="001a4bc7"/>
    </style:style>
    <style:style style:name="P15" style:family="paragraph" style:parent-style-name="Standard">
      <style:text-properties style:text-underline-style="none" officeooo:rsid="001a188a" officeooo:paragraph-rsid="001a188a"/>
    </style:style>
    <style:style style:name="P16" style:family="paragraph" style:parent-style-name="Standard">
      <style:text-properties style:text-underline-style="none" officeooo:rsid="001a4bc7" officeooo:paragraph-rsid="001a4bc7"/>
    </style:style>
    <style:style style:name="T1" style:family="text">
      <style:text-properties officeooo:rsid="0013dae1"/>
    </style:style>
    <style:style style:name="T2" style:family="text">
      <style:text-properties officeooo:rsid="00177f87"/>
    </style:style>
    <style:style style:name="T3" style:family="text">
      <style:text-properties officeooo:rsid="0018c181"/>
    </style:style>
    <style:style style:name="T4" style:family="text">
      <style:text-properties officeooo:rsid="001a188a"/>
    </style:style>
    <style:style style:name="T5" style:family="text">
      <style:text-properties officeooo:rsid="001a4bc7"/>
    </style:style>
    <style:style style:name="T6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4">Twitterstream.py</text:p>
      <text:p text:style-name="P16">Problem Statement : We need to stream tweets data and save them to a text file.</text:p>
      <text:p text:style-name="P16">Solution Philosophy : I will use my twitter api keys to access twitter stream and download the tweets and then save it to a text file .</text:p>
      <text:p text:style-name="P16"/>
      <text:p text:style-name="P16"/>
      <text:p text:style-name="P1"/>
      <text:p text:style-name="P1"/>
      <text:p text:style-name="P1"/>
      <text:p text:style-name="P4">def fetchSampleTweets(url = "https://stream.twitter.com/1.1/statuses/sample.json"): </text:p>
      <text:p text:style-name="P4"/>
      <text:p text:style-name="P16">In this function, after the response is collected , I open a file named “output.txt” and write line by line in the file from “response”. I checked through print(line) to see if it prints line by line or not. And at last, file is closed after the writing is finished.</text:p>
      <text:p text:style-name="P16"/>
      <text:p text:style-name="P4"><text:span text:style-name="T6"><text:s text:c="2"/>response = twitterreq(url, "GET", parameters)</text:span></text:p>
      <text:p text:style-name="P16"><text:s text:c="2"/>FileObject=open("output.txt","w")</text:p>
      <text:p text:style-name="P16"/>
      <text:p text:style-name="P16"><text:s text:c="2"/>for line in response:</text:p>
      <text:p text:style-name="P16"><text:s text:c="8"/>FileObject.write(line+'/n/n')</text:p>
      <text:p text:style-name="P16"><text:s text:c="3"/>print (line)</text:p>
      <text:p text:style-name="P16"><text:s text:c="3"/>FileObject.close(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weet_sentiment.py</text:p>
      <text:p text:style-name="P1"/>
      <text:p text:style-name="P11">Problem statement : <text:s/>In this problem, we will find the <text:span text:style-name="T3">sentiment </text:span>score of each tweet from tweet file.</text:p>
      <text:p text:style-name="P12">Solution Philosophy: <text:s/>Add the sentiment score of each term in a tweet iteratively , so a total score of the tweet will be summed up.</text:p>
      <text:p text:style-name="P5"/>
      <text:p text:style-name="P6">def isLang(tweet_json, lang = 'en'):</text:p>
      <text:p text:style-name="P6"/>
      <text:p text:style-name="P6">checks the language of the json object is english or not through the [‘lang’] entity of tweet_json</text:p>
      <text:p text:style-name="P6">- <text:s/>tweet_json['lang'] == lang where lang == ‘en’</text:p>
      <text:p text:style-name="P6"/>
      <text:p text:style-name="P6"/>
      <text:p text:style-name="P7">def getENTweet(tweet_json):</text:p>
      <text:p text:style-name="P7"/>
      <text:p text:style-name="P7">calls the “isLang()” <text:span text:style-name="T1">function, and if it returns true, then the tweet_json object is splitted to it’s text part only through unicode method and [‘text’] entity.</text:span></text:p>
      <text:p text:style-name="P7"><text:s/></text:p>
      <text:p text:style-name="P8"><text:soft-page-break/><text:span text:style-name="T1">re.findall() method is used to store each term of the text field of tweet_json in <text:s/>a list named tweet_terms{}</text:span></text:p>
      <text:p text:style-name="P8"><text:s text:c="3"/><text:span text:style-name="T1"><text:s/>tweet_terms = re.findall(r'\w+', encoded_string)</text:span></text:p>
      <text:p text:style-name="P9">example text : “this is a book”</text:p>
      <text:p text:style-name="P10">in tweet_terms {‘this’,’is’,’a’,’book’}</text:p>
      <text:p text:style-name="P10"/>
      <text:p text:style-name="P10">def getSentScoreOfTweet(tweet_json, sentDict):</text:p>
      <text:p text:style-name="P10"/>
      <text:p text:style-name="P10">calls the getENTweet() and <text:s/>receives the terms as list in tweet_terms. Then we <text:span text:style-name="T2">recover </text:span>the <text:span text:style-name="T2">score of each term from the sentDict (dictionary that stores words as key and their scores as values) through using the term as key (sentDict.get(term,0). </text:span></text:p>
      <text:p text:style-name="P11">For determining score of each tweet, we iterate over all the terms in a tweet , get the score of each term and store all the values in a variable “tweet_score”</text:p>
      <text:p text:style-name="P11"/>
      <text:p text:style-name="P11">tweet_score = tweet_score + sentDict.get(term, 0)</text:p>
      <text:p text:style-name="P11"/>
      <text:p text:style-name="P11">Nb- I used the get(value, default) function to receive values from the dictionary.</text:p>
      <text:p text:style-name="P11"/>
      <text:p text:style-name="P11"/>
      <text:p text:style-name="P11"/>
      <text:p text:style-name="P11"/>
      <text:p text:style-name="P2">Top_ten.py</text:p>
      <text:p text:style-name="P12">Problem Statement: We have to find the top ten hashtags most used in a tweets file.</text:p>
      <text:p text:style-name="P12">Solution Philosophy : Split the hashtags from each tweet and save them in a text file . Later, use the Counter() tool to get the most common ten hashtags.</text:p>
      <text:p text:style-name="P12"/>
      <text:p text:style-name="P12">def gettopTenHashTags(tweets_file, n = 10):</text:p>
      <text:p text:style-name="P12"/>
      <text:p text:style-name="P12">open a text file names “hashtags.txt” - <text:s text:c="2"/>FileObject=open("hashtags.txt","w")</text:p>
      <text:p text:style-name="P12">Iterate through a for loop for each tweet in tweets_file and load the json object. Then, <text:s/>I retrieve each hashtag in each tweet_json through using the “ tweet_json[‘entities’][‘hashtags’]” and write those hashtags in the “hashtags.txt”file.</text:p>
      <text:p text:style-name="P12"/>
      <text:p text:style-name="P12">for hashtag in tweet_json['entities']['hashtags']:</text:p>
      <text:p text:style-name="P12"><text:s text:c="7"/>FileObject.write(hashtag['text']+'\n')</text:p>
      <text:p text:style-name="P12">Then I create a string top_Ten from the “hashtags.txt” using re.findall().</text:p>
      <text:p text:style-name="P12">- top_Ten = re.findall(r'\w+', open('hashtags.txt').read().lower())</text:p>
      <text:p text:style-name="P12"/>
      <text:p text:style-name="P12">Then the Counter(top_Ten) is called to retrieve the ten most common hashtags appearing in the top_Ten string.</text:p>
      <text:p text:style-name="P13">- <text:span text:style-name="T4"><text:s/>print(Counter(top_Ten).most_common(n))</text:span></text:p>
      <text:p text:style-name="P13"/>
      <text:p text:style-name="P13"/>
      <text:p text:style-name="P15">I found the Counter() method from python tools while searching tools for frequency.py .It seemed easier to me since it does the count by itself, “ Counter(top_Ten).most_common(n)) and it doesn’t require to store the hashtags in a dictionary .</text:p>
      <text:p text:style-name="P15"/>
      <text:p text:style-name="P15"/>
      <text:p text:style-name="P3">Frequency.py</text:p>
      <text:p text:style-name="P15">Problem Statement : We need to find the frequency of each term in tweets_file</text:p>
      <text:p text:style-name="P15">Solution Philosophy : Divide the number of occurrence of each term by the total number of terms in the tweets_file.</text:p>
      <text:p text:style-name="P3"><text:soft-page-break/></text:p>
      <text:p text:style-name="P3">def frequency(tweets_file):</text:p>
      <text:p text:style-name="P15"/>
      <text:p text:style-name="P15">An empty dictionary named freq {} is declared at first, this will store the terms as key and their probability as corresponding values. Each tweet in tweets_file is iterated upon and the terms in each tweet is split in tweet_terms through calling getENTweet().</text:p>
      <text:p text:style-name="P15"/>
      <text:p text:style-name="P15">Then we iterate through each term in tweet_terms and search for the term in freq{} dictionary. If the term has already been visited, then we increment 1 as the value of the associated term . Or if the term is being visited for the first time, then we assign value 1 to it. The iteration and checking of the term in freq{} is kept inside a try:except block, <text:span text:style-name="T5">to avoid the error raised when the key won’t be found in the dictionary.</text:span></text:p>
      <text:p text:style-name="P15"><text:s text:c="2"/>try:</text:p>
      <text:p text:style-name="P15"><text:s text:c="16"/>freq[term] += 1</text:p>
      <text:p text:style-name="P15"><text:s text:c="15"/></text:p>
      <text:p text:style-name="P15"><text:s text:c="2"/>except:</text:p>
      <text:p text:style-name="P15"><text:s text:c="16"/>freq[term] = 1</text:p>
      <text:p text:style-name="P3"/>
      <text:p text:style-name="P16">Now, after the loop is over, the freq{} is full and then I run another loop to collect the total number of words in the dictionary , by summing up values of each keys in the dictionary.</text:p>
      <text:p text:style-name="P16"><text:s/></text:p>
      <text:p text:style-name="P14"><text:s text:c="7"/><text:span text:style-name="T5"><text:s text:c="2"/>for key in freq:</text:span></text:p>
      <text:p text:style-name="P16"><text:s text:c="8"/>sum = sum + freq[key] </text:p>
      <text:p text:style-name="P16">So , we got both the divisor and dividend of our division method.In another for loop, we will iterate through each key and update the associated values by dividing them by sum.</text:p>
      <text:p text:style-name="P16"><text:s text:c="3"/>for key in freq:</text:p>
      <text:p text:style-name="P16"><text:s text:c="8"/>freq[key] = (freq[key]/sum)*10000</text:p>
      <text:p text:style-name="P16"><text:s text:c="8"/></text:p>
      <text:p text:style-name="P16">I mulitiplied by 10000 to get a reasonable value to compare easi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12:53:13.996068810</meta:creation-date>
    <dc:date>2017-06-04T15:57:05.872212103</dc:date>
    <meta:editing-duration>PT13M26S</meta:editing-duration>
    <meta:editing-cycles>1</meta:editing-cycles>
    <meta:document-statistic meta:table-count="0" meta:image-count="0" meta:object-count="0" meta:page-count="3" meta:paragraph-count="62" meta:word-count="780" meta:character-count="4990" meta:non-whitespace-character-count="4136"/>
    <meta:generator>LibreOffice/5.3.1.2$Linux_X86_64 LibreOffice_project/30m0$Build-2</meta:generator>
  </office:meta>
</office:document-meta>
</file>